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81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29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352cm"/>
    </style:style>
    <style:style style:name="gr5" style:family="graphic" style:parent-style-name="standard">
      <style:graphic-properties draw:stroke="none" svg:stroke-color="#000000" draw:fill="none" draw:fill-color="#ffffff" fo:min-height="0.251cm"/>
    </style:style>
    <style:style style:name="gr6" style:family="graphic" style:parent-style-name="standard">
      <style:graphic-properties draw:stroke="none" svg:stroke-color="#000000" draw:fill="none" draw:fill-color="#ffffff" fo:min-height="0.249cm"/>
    </style:style>
    <style:style style:name="gr7" style:family="graphic" style:parent-style-name="standard">
      <style:graphic-properties draw:stroke="none" svg:stroke-color="#000000" draw:fill="none" draw:fill-color="#ffffff" fo:min-height="0.917cm"/>
    </style:style>
    <style:style style:name="gr8" style:family="graphic" style:parent-style-name="standard">
      <style:graphic-properties draw:stroke="none" svg:stroke-color="#000000" draw:fill="none" draw:fill-color="#ffffff" fo:min-height="0.7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源ノ角ゴシック JP ExtraLight" fo:font-size="10pt" style:font-name-asian="源ノ角ゴシック JP ExtraLight" style:font-size-asian="10pt" style:font-size-complex="10pt"/>
    </style:style>
    <style:style style:name="P3" style:family="paragraph">
      <loext:graphic-properties draw:fill="none" draw:fill-color="#ffffff"/>
      <style:text-properties style:font-name="源ノ角ゴシック JP ExtraLight" fo:font-size="7pt" style:font-name-asian="源ノ角ゴシック JP ExtraLight" style:font-size-asian="7pt" style:font-size-complex="7pt"/>
    </style:style>
    <style:style style:name="T1" style:family="text">
      <style:text-properties style:font-name="源ノ角ゴシック JP ExtraLight" fo:font-size="10pt" style:font-name-asian="源ノ角ゴシック JP ExtraLight" style:font-size-asian="10pt" style:font-size-complex="10pt"/>
    </style:style>
    <style:style style:name="T2" style:family="text">
      <style:text-properties style:font-name="源ノ角ゴシック JP ExtraLight" fo:font-size="7pt" style:font-name-asian="源ノ角ゴシック JP ExtraLight" style:font-size-asian="7pt" style:font-size-complex="7pt"/>
    </style:style>
    <style:style style:name="T3" style:family="text">
      <style:text-properties style:font-name="源ノ角ゴシック JP ExtraLight" fo:font-size="6pt" style:font-name-asian="源ノ角ゴシック JP ExtraLigh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0.467cm" svg:height="0.467cm" svg:x="5.542cm" svg:y="3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467cm" svg:height="0.467cm" svg:x="1.796cm" svg:y="5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467cm" svg:height="0.467cm" svg:x="3.496cm" svg:y="5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467cm" svg:height="0.467cm" svg:x="5.696cm" svg:y="5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467cm" svg:height="0.467cm" svg:x="5.196cm" svg:y="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776cm" svg:y1="4.109cm" svg:x2="2.195cm" svg:y2="5.156cm" draw:start-shape="id1" draw:start-glue-point="8" draw:end-shape="id2" draw:end-glue-point="11" svg:d="M5776 4109l-3581 1047" svg:viewBox="0 0 3582 1048">
          <text:p/>
        </draw:connector>
        <draw:connector draw:style-name="gr3" draw:text-style-name="P1" draw:layer="layout" draw:type="line" svg:x1="5.776cm" svg:y1="4.109cm" svg:x2="3.895cm" svg:y2="5.156cm" draw:start-shape="id1" draw:start-glue-point="8" draw:end-shape="id3" draw:end-glue-point="11" svg:d="M5776 4109l-1881 1047" svg:viewBox="0 0 1882 1048">
          <text:p/>
        </draw:connector>
        <draw:connector draw:style-name="gr3" draw:text-style-name="P1" draw:layer="layout" draw:type="line" svg:x1="5.775cm" svg:y1="4.109cm" svg:x2="5.93cm" svg:y2="5.088cm" draw:start-shape="id1" draw:start-glue-point="2" draw:end-shape="id4" draw:end-glue-point="4" svg:d="M5775 4109l155 979" svg:viewBox="0 0 156 980">
          <text:p/>
        </draw:connector>
        <draw:connector draw:style-name="gr3" draw:text-style-name="P1" draw:layer="layout" draw:type="line" svg:x1="5.589cm" svg:y1="2.622cm" svg:x2="5.43cm" svg:y2="2.055cm" draw:start-shape="id5" draw:start-glue-point="4" draw:end-shape="id6" draw:end-glue-point="8" svg:d="M5589 2622l-159-567" svg:viewBox="0 0 160 568">
          <text:p/>
        </draw:connector>
        <draw:frame draw:style-name="gr4" draw:text-style-name="P2" draw:layer="layout" svg:width="3.878cm" svg:height="0.602cm" svg:x="5.993cm" svg:y="3.567cm">
          <draw:text-box>
            <text:p><text:span text:style-name="T1">ou=Aqours</text:span></text:p>
          </draw:text-box>
        </draw:frame>
        <draw:frame draw:style-name="gr5" draw:text-style-name="P3" draw:layer="layout" svg:width="2.003cm" svg:height="0.501cm" svg:x="1.092cm" svg:y="5.699cm">
          <draw:text-box>
            <text:p><text:span text:style-name="T2">cn=</text:span><text:span text:style-name="T2">小原鞠莉</text:span></text:p>
          </draw:text-box>
        </draw:frame>
        <draw:frame draw:style-name="gr5" draw:text-style-name="P3" draw:layer="layout" svg:width="2.003cm" svg:height="0.501cm" svg:x="3.322cm" svg:y="5.63cm">
          <draw:text-box>
            <text:p><text:span text:style-name="T2">cn=</text:span><text:span text:style-name="T2">桜内梨子</text:span></text:p>
          </draw:text-box>
        </draw:frame>
        <draw:frame draw:style-name="gr6" draw:text-style-name="P3" draw:layer="layout" svg:width="2.344cm" svg:height="0.499cm" svg:x="6.267cm" svg:y="5.056cm">
          <draw:text-box>
            <text:p><text:span text:style-name="T2">cn=</text:span><text:span text:style-name="T2">津島ヨハネ</text:span></text:p>
          </draw:text-box>
        </draw:frame>
        <draw:frame draw:style-name="gr4" draw:text-style-name="P2" draw:layer="layout" svg:width="3.878cm" svg:height="0.602cm" svg:x="5.698cm" svg:y="1.482cm">
          <draw:text-box>
            <text:p><text:span text:style-name="T1">o=</text:span><text:span text:style-name="T1">浦の星女学院</text:span></text:p>
          </draw:text-box>
        </draw:frame>
        <draw:frame draw:style-name="gr7" draw:text-style-name="P3" draw:layer="layout" svg:width="5.011cm" svg:height="1.167cm" svg:x="5.423cm" svg:y="5.67cm">
          <draw:text-box>
            <text:p><text:span text:style-name="T2">↑</text:span><text:span text:style-name="T2">このノードの</text:span><text:span text:style-name="T2">DN</text:span></text:p>
            <text:p><text:span text:style-name="T2"/></text:p>
            <text:p><text:span text:style-name="T3">DN: cn=</text:span><text:span text:style-name="T3">津島ヨハネ</text:span><text:span text:style-name="T3">,ou=Aqours,</text:span></text:p>
            <text:p><text:span text:style-name="T3">ou=</text:span><text:span text:style-name="T3">スクールアイドル部</text:span><text:span text:style-name="T3">,o=</text:span><text:span text:style-name="T3">浦の星女学院</text:span></text:p>
          </draw:text-box>
        </draw:frame>
        <draw:custom-shape draw:style-name="gr2" draw:text-style-name="P1" xml:id="id5" draw:id="id5" draw:layer="layout" svg:width="0.467cm" svg:height="0.467cm" svg:x="5.355cm" svg:y="2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776cm" svg:y1="3.642cm" svg:x2="5.589cm" svg:y2="3.089cm" draw:start-shape="id1" draw:start-glue-point="4" draw:end-shape="id5" draw:end-glue-point="8" svg:d="M5776 3642l-187-553" svg:viewBox="0 0 188 554">
          <text:p/>
        </draw:connector>
        <draw:frame draw:style-name="gr8" draw:text-style-name="P2" draw:layer="layout" svg:width="4.388cm" svg:height="0.953cm" svg:x="5.793cm" svg:y="2.587cm">
          <draw:text-box>
            <text:p><text:span text:style-name="T1">ou=</text:span><text:span text:style-name="T1">スクールアイドル部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23:11:27.805000000</meta:creation-date>
    <dc:date>2018-12-22T01:20:24.508000000</dc:date>
    <meta:editing-duration>PT24M10S</meta:editing-duration>
    <meta:editing-cycles>6</meta:editing-cycles>
    <meta:generator>LibreOffice/5.4.4.2$Windows_X86_64 LibreOffice_project/2524958677847fb3bb44820e40380acbe820f960</meta:generator>
    <meta:document-statistic meta:object-count="18"/>
  </office:meta>
</office:document-meta>
</file>